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6e6e6" fo:border="0.002cm solid #000000"/>
    </style:style>
    <style:style style:name="ce2" style:family="table-cell" style:parent-style-name="Default">
      <style:table-cell-properties fo:background-color="#ccffff" fo:border="0.002cm solid #000000"/>
    </style:style>
    <style:style style:name="ce3" style:family="table-cell" style:parent-style-name="Default">
      <style:table-cell-properties fo:background-color="#ffffff" fo:border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able-cell-properties fo:background-color="#e6e6ff" fo:border="0.002cm solid #000000"/>
    </style:style>
    <style:style style:name="ce6" style:family="table-cell" style:parent-style-name="Default" style:data-style-name="N106">
      <style:table-cell-properties fo:background-color="#cccccc" fo:border="0.002cm solid #000000"/>
    </style:style>
    <style:style style:name="ce7" style:family="table-cell" style:parent-style-name="Default" style:data-style-name="N107">
      <style:table-cell-properties fo:background-color="#cccccc" fo:border="0.002cm solid #000000"/>
    </style:style>
    <style:style style:name="ce8" style:family="table-cell" style:parent-style-name="Default" style:data-style-name="N2">
      <style:table-cell-properties fo:background-color="#cccccc" fo:border="0.002cm solid #000000"/>
    </style:style>
    <style:style style:name="ce9" style:family="table-cell" style:parent-style-name="Default">
      <style:table-cell-properties fo:background-color="#ffcc99" fo:border="0.002cm solid #000000"/>
    </style:style>
    <style:style style:name="ce10" style:family="table-cell" style:parent-style-name="Default">
      <style:table-cell-properties fo:background-color="#cccccc" fo:border="0.002cm solid #000000"/>
    </style:style>
    <style:style style:name="ce11" style:family="table-cell" style:parent-style-name="Default" style:data-style-name="N108">
      <style:table-cell-properties fo:background-color="#cccccc" fo:border="0.002cm solid #000000"/>
    </style:style>
    <style:style style:name="ce12" style:family="table-cell" style:parent-style-name="Default" style:data-style-name="N109">
      <style:table-cell-properties fo:background-color="#cccccc" fo:border="0.002cm solid #000000"/>
    </style:style>
    <style:style style:name="ce13" style:family="table-cell" style:parent-style-name="Default" style:data-style-name="N106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4" style:family="table-cell" style:parent-style-name="Default" style:data-style-name="N108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5" style:family="table-cell" style:parent-style-name="Default" style:data-style-name="N107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6" style:family="table-cell" style:parent-style-name="Default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7" style:family="table-cell" style:parent-style-name="Default" style:data-style-name="N109">
      <style:table-cell-properties fo:background-color="#ffff99" fo:border="0.002cm solid #000000"/>
      <style:text-properties fo:color="#0000ff" style:font-name="Arial" style:font-name-asian="AR PL UMing HK" style:font-name-complex="FreeSans"/>
    </style:style>
    <style:style style:name="ce18" style:family="table-cell" style:parent-style-name="Default" style:data-style-name="N2">
      <style:table-cell-properties fo:background-color="#ffff99" fo:border="0.002cm solid #000000"/>
      <style:text-properties fo:color="#0000ff" style:font-name="Arial" style:font-name-asian="AR PL UMing HK" style:font-name-complex="FreeSans"/>
    </style:style>
  </office:automatic-styles>
  <office:body>
    <office:spreadsheet>
      <table:table table:name="mycp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1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84">
            <text:p>21,84</text:p>
          </table:table-cell>
          <table:table-cell table:formula="of:=[.C5]*60+[.D5]" office:value-type="float" office:value="21.84">
            <text:p>21,8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703">
            <text:p>28,703</text:p>
          </table:table-cell>
          <table:table-cell table:formula="of:=[.C6]*60+[.D6]" office:value-type="float" office:value="28.703">
            <text:p>28,703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.209">
            <text:p>17,209</text:p>
          </table:table-cell>
          <table:table-cell table:formula="of:=[.C7]*60+[.D7]" office:value-type="float" office:value="17.209">
            <text:p>17,20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.926">
            <text:p>23,926</text:p>
          </table:table-cell>
          <table:table-cell table:formula="of:=[.C8]*60+[.D8]" office:value-type="float" office:value="23.926">
            <text:p>23,92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.726">
            <text:p>16,726</text:p>
          </table:table-cell>
          <table:table-cell table:formula="of:=[.C9]*60+[.D9]" office:value-type="float" office:value="16.726">
            <text:p>16,72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.009">
            <text:p>18,009</text:p>
          </table:table-cell>
          <table:table-cell table:formula="of:=[.C10]*60+[.D10]" office:value-type="float" office:value="18.009">
            <text:p>18,009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.292">
            <text:p>17,292</text:p>
          </table:table-cell>
          <table:table-cell table:formula="of:=[.C11]*60+[.D11]" office:value-type="float" office:value="17.292">
            <text:p>17,29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.835">
            <text:p>21,835</text:p>
          </table:table-cell>
          <table:table-cell table:formula="of:=[.C12]*60+[.D12]" office:value-type="float" office:value="21.835">
            <text:p>21,835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7.184">
            <text:p>17,184</text:p>
          </table:table-cell>
          <table:table-cell table:formula="of:=[.C13]*60+[.D13]" office:value-type="float" office:value="17.184">
            <text:p>17,18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.609">
            <text:p>18,609</text:p>
          </table:table-cell>
          <table:table-cell table:formula="of:=[.C14]*60+[.D14]" office:value-type="float" office:value="18.609">
            <text:p>18,609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22.9195">
            <text:p>22,9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18]*60+[.D1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formula="of:=[.C19]*60+[.D19]" office:value-type="float" office:value="0.012">
            <text:p>0,01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table:formula="of:=[.C20]*60+[.D20]" office:value-type="float" office:value="0.008">
            <text:p>0,00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1]*60+[.D21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2]*60+[.D22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23]*60+[.D23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C24]*60+[.D24]" office:value-type="float" office:value="0.02">
            <text:p>0,0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08">
            <text:p>0,008</text:p>
          </table:table-cell>
          <table:table-cell table:formula="of:=[.C25]*60+[.D25]" office:value-type="float" office:value="0.008">
            <text:p>0,00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32">
            <text:p>0,032</text:p>
          </table:table-cell>
          <table:table-cell table:formula="of:=[.C26]*60+[.D26]" office:value-type="float" office:value="0.032">
            <text:p>0,03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7]*60+[.D27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.011">
            <text:p>0,0110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12">
            <text:p>1,212</text:p>
          </table:table-cell>
          <table:table-cell table:formula="of:=[.C31]*60+[.D31]" office:value-type="float" office:value="1.212">
            <text:p>1,21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16">
            <text:p>1,116</text:p>
          </table:table-cell>
          <table:table-cell table:formula="of:=[.C32]*60+[.D32]" office:value-type="float" office:value="1.116">
            <text:p>1,11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22">
            <text:p>1,22</text:p>
          </table:table-cell>
          <table:table-cell table:formula="of:=[.C33]*60+[.D33]" office:value-type="float" office:value="1.22">
            <text:p>1,2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152">
            <text:p>1,152</text:p>
          </table:table-cell>
          <table:table-cell table:formula="of:=[.C34]*60+[.D34]" office:value-type="float" office:value="1.152">
            <text:p>1,15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268">
            <text:p>1,268</text:p>
          </table:table-cell>
          <table:table-cell table:formula="of:=[.C35]*60+[.D35]" office:value-type="float" office:value="1.268">
            <text:p>1,26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24">
            <text:p>1,24</text:p>
          </table:table-cell>
          <table:table-cell table:formula="of:=[.C36]*60+[.D36]" office:value-type="float" office:value="1.24">
            <text:p>1,2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316">
            <text:p>1,316</text:p>
          </table:table-cell>
          <table:table-cell table:formula="of:=[.C37]*60+[.D37]" office:value-type="float" office:value="1.316">
            <text:p>1,316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236">
            <text:p>1,236</text:p>
          </table:table-cell>
          <table:table-cell table:formula="of:=[.C38]*60+[.D38]" office:value-type="float" office:value="1.236">
            <text:p>1,23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316">
            <text:p>1,316</text:p>
          </table:table-cell>
          <table:table-cell table:formula="of:=[.C39]*60+[.D39]" office:value-type="float" office:value="1.316">
            <text:p>1,316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328">
            <text:p>1,328</text:p>
          </table:table-cell>
          <table:table-cell table:formula="of:=[.C40]*60+[.D40]" office:value-type="float" office:value="1.328">
            <text:p>1,32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8" table:formula="of:=AVERAGE([.E31:.E34])" office:value-type="float" office:value="1.175">
            <text:p>1,18</text:p>
          </table:table-cell>
          <table:table-cell table:style-name="ce9" office:value-type="string">
            <text:p>Média</text:p>
          </table:table-cell>
        </table:table-row>
      </table:table>
      <table:table table:name="mycp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2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908">
            <text:p>18,908</text:p>
          </table:table-cell>
          <table:table-cell table:formula="of:=[.C5]*60+[.D5]" office:value-type="float" office:value="18.908">
            <text:p>18,90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.41">
            <text:p>16,41</text:p>
          </table:table-cell>
          <table:table-cell table:formula="of:=[.C6]*60+[.D6]" office:value-type="float" office:value="16.41">
            <text:p>16,4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697">
            <text:p>16,697</text:p>
          </table:table-cell>
          <table:table-cell table:formula="of:=[.C7]*60+[.D7]" office:value-type="float" office:value="16.697">
            <text:p>16,69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.508">
            <text:p>17,508</text:p>
          </table:table-cell>
          <table:table-cell table:formula="of:=[.C8]*60+[.D8]" office:value-type="float" office:value="17.508">
            <text:p>17,50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008">
            <text:p>20,008</text:p>
          </table:table-cell>
          <table:table-cell table:formula="of:=[.C9]*60+[.D9]" office:value-type="float" office:value="20.008">
            <text:p>20,00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.924">
            <text:p>18,924</text:p>
          </table:table-cell>
          <table:table-cell table:formula="of:=[.C10]*60+[.D10]" office:value-type="float" office:value="18.924">
            <text:p>18,92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.488">
            <text:p>26,488</text:p>
          </table:table-cell>
          <table:table-cell table:formula="of:=[.C11]*60+[.D11]" office:value-type="float" office:value="26.488">
            <text:p>26,488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7.526">
            <text:p>17,526</text:p>
          </table:table-cell>
          <table:table-cell table:formula="of:=[.C12]*60+[.D12]" office:value-type="float" office:value="17.526">
            <text:p>17,52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8.059">
            <text:p>18,059</text:p>
          </table:table-cell>
          <table:table-cell table:formula="of:=[.C13]*60+[.D13]" office:value-type="float" office:value="18.059">
            <text:p>18,05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.33">
            <text:p>15,33</text:p>
          </table:table-cell>
          <table:table-cell table:formula="of:=[.C14]*60+[.D14]" office:value-type="float" office:value="15.33">
            <text:p>15,33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17.38075">
            <text:p>17,4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18]*60+[.D18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19]*60+[.D19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20]*60+[.D20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1]*60+[.D21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2]*60+[.D22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23]*60+[.D2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24]*60+[.D24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2">
            <text:p>0,02</text:p>
          </table:table-cell>
          <table:table-cell table:formula="of:=[.C25]*60+[.D25]" office:value-type="float" office:value="0.02">
            <text:p>0,0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26]*60+[.D26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27]*60+[.D27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.024">
            <text:p>0,0240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44">
            <text:p>1,244</text:p>
          </table:table-cell>
          <table:table-cell table:formula="of:=[.C31]*60+[.D31]" office:value-type="float" office:value="1.244">
            <text:p>1,24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188">
            <text:p>1,188</text:p>
          </table:table-cell>
          <table:table-cell table:formula="of:=[.C32]*60+[.D32]" office:value-type="float" office:value="1.188">
            <text:p>1,18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212">
            <text:p>1,212</text:p>
          </table:table-cell>
          <table:table-cell table:formula="of:=[.C33]*60+[.D33]" office:value-type="float" office:value="1.212">
            <text:p>1,21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416">
            <text:p>1,416</text:p>
          </table:table-cell>
          <table:table-cell table:formula="of:=[.C34]*60+[.D34]" office:value-type="float" office:value="1.416">
            <text:p>1,41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36">
            <text:p>1,36</text:p>
          </table:table-cell>
          <table:table-cell table:formula="of:=[.C35]*60+[.D35]" office:value-type="float" office:value="1.36">
            <text:p>1,3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224">
            <text:p>1,224</text:p>
          </table:table-cell>
          <table:table-cell table:formula="of:=[.C36]*60+[.D36]" office:value-type="float" office:value="1.224">
            <text:p>1,22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table:formula="of:=[.C37]*60+[.D37]" office:value-type="float" office:value="1.2">
            <text:p>1,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208">
            <text:p>1,208</text:p>
          </table:table-cell>
          <table:table-cell table:formula="of:=[.C38]*60+[.D38]" office:value-type="float" office:value="1.208">
            <text:p>1,20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268">
            <text:p>1,268</text:p>
          </table:table-cell>
          <table:table-cell table:formula="of:=[.C39]*60+[.D39]" office:value-type="float" office:value="1.268">
            <text:p>1,26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292">
            <text:p>1,292</text:p>
          </table:table-cell>
          <table:table-cell table:formula="of:=[.C40]*60+[.D40]" office:value-type="float" office:value="1.292">
            <text:p>1,29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8" table:formula="of:=AVERAGE([.E31:.E34])" office:value-type="float" office:value="1.265">
            <text:p>1,27</text:p>
          </table:table-cell>
          <table:table-cell table:style-name="ce9" office:value-type="string">
            <text:p>Média</text:p>
          </table:table-cell>
        </table:table-row>
      </table:table>
      <table:table table:name="mycp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3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string">
            <text:p>: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312">
            <text:p>17,312</text:p>
          </table:table-cell>
          <table:table-cell table:formula="of:=[.C5]*60+[.D5]" office:value-type="float" office:value="17.312">
            <text:p>17,31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714">
            <text:p>22,714</text:p>
          </table:table-cell>
          <table:table-cell table:formula="of:=[.C6]*60+[.D6]" office:value-type="float" office:value="22.714">
            <text:p>22,71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.977">
            <text:p>13,977</text:p>
          </table:table-cell>
          <table:table-cell table:formula="of:=[.C7]*60+[.D7]" office:value-type="float" office:value="13.977">
            <text:p>13,97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.192">
            <text:p>18,192</text:p>
          </table:table-cell>
          <table:table-cell table:formula="of:=[.C8]*60+[.D8]" office:value-type="float" office:value="18.192">
            <text:p>18,192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.424">
            <text:p>20,424</text:p>
          </table:table-cell>
          <table:table-cell table:formula="of:=[.C9]*60+[.D9]" office:value-type="float" office:value="20.424">
            <text:p>20,42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.86">
            <text:p>20,86</text:p>
          </table:table-cell>
          <table:table-cell table:formula="of:=[.C10]*60+[.D10]" office:value-type="float" office:value="20.86">
            <text:p>20,8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.485">
            <text:p>16,485</text:p>
          </table:table-cell>
          <table:table-cell table:formula="of:=[.C11]*60+[.D11]" office:value-type="float" office:value="16.485">
            <text:p>16,48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8.045">
            <text:p>28,045</text:p>
          </table:table-cell>
          <table:table-cell table:formula="of:=[.C12]*60+[.D12]" office:value-type="float" office:value="28.045">
            <text:p>28,045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.069">
            <text:p>15,069</text:p>
          </table:table-cell>
          <table:table-cell table:formula="of:=[.C13]*60+[.D13]" office:value-type="float" office:value="15.069">
            <text:p>15,06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4.522">
            <text:p>24,522</text:p>
          </table:table-cell>
          <table:table-cell table:formula="of:=[.C14]*60+[.D14]" office:value-type="float" office:value="24.522">
            <text:p>24,522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18.04875">
            <text:p>18,0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16">
            <text:p>0,016</text:p>
          </table:table-cell>
          <table:table-cell table:formula="of:=[.C18]*60+[.D18]" office:value-type="float" office:value="0.016">
            <text:p>0,016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19]*60+[.D19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20]*60+[.D20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24">
            <text:p>0,024</text:p>
          </table:table-cell>
          <table:table-cell table:formula="of:=[.C21]*60+[.D21]" office:value-type="float" office:value="0.024">
            <text:p>0,02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28">
            <text:p>0,028</text:p>
          </table:table-cell>
          <table:table-cell table:formula="of:=[.C22]*60+[.D22]" office:value-type="float" office:value="0.028">
            <text:p>0,028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12">
            <text:p>0,012</text:p>
          </table:table-cell>
          <table:table-cell table:formula="of:=[.C23]*60+[.D23]" office:value-type="float" office:value="0.012">
            <text:p>0,01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4">
            <text:p>0,04</text:p>
          </table:table-cell>
          <table:table-cell table:formula="of:=[.C24]*60+[.D24]" office:value-type="float" office:value="0.04">
            <text:p>0,0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32">
            <text:p>0,032</text:p>
          </table:table-cell>
          <table:table-cell table:formula="of:=[.C25]*60+[.D25]" office:value-type="float" office:value="0.032">
            <text:p>0,03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44">
            <text:p>0,044</text:p>
          </table:table-cell>
          <table:table-cell table:formula="of:=[.C26]*60+[.D26]" office:value-type="float" office:value="0.044">
            <text:p>0,04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36">
            <text:p>0,036</text:p>
          </table:table-cell>
          <table:table-cell table:formula="of:=[.C27]*60+[.D27]" office:value-type="float" office:value="0.036">
            <text:p>0,036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7" table:formula="of:=AVERAGE([.E18:.E21])" office:value-type="float" office:value="0.024">
            <text:p>0,0240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32">
            <text:p>1,32</text:p>
          </table:table-cell>
          <table:table-cell table:formula="of:=[.C31]*60+[.D31]" office:value-type="float" office:value="1.32">
            <text:p>1,3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268">
            <text:p>1,268</text:p>
          </table:table-cell>
          <table:table-cell table:formula="of:=[.C32]*60+[.D32]" office:value-type="float" office:value="1.268">
            <text:p>1,26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.192">
            <text:p>1,192</text:p>
          </table:table-cell>
          <table:table-cell table:formula="of:=[.C33]*60+[.D33]" office:value-type="float" office:value="1.192">
            <text:p>1,19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308">
            <text:p>1,308</text:p>
          </table:table-cell>
          <table:table-cell table:formula="of:=[.C34]*60+[.D34]" office:value-type="float" office:value="1.308">
            <text:p>1,30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.216">
            <text:p>1,216</text:p>
          </table:table-cell>
          <table:table-cell table:formula="of:=[.C35]*60+[.D35]" office:value-type="float" office:value="1.216">
            <text:p>1,21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248">
            <text:p>1,248</text:p>
          </table:table-cell>
          <table:table-cell table:formula="of:=[.C36]*60+[.D36]" office:value-type="float" office:value="1.248">
            <text:p>1,24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.248">
            <text:p>1,248</text:p>
          </table:table-cell>
          <table:table-cell table:formula="of:=[.C37]*60+[.D37]" office:value-type="float" office:value="1.248">
            <text:p>1,248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.216">
            <text:p>1,216</text:p>
          </table:table-cell>
          <table:table-cell table:formula="of:=[.C38]*60+[.D38]" office:value-type="float" office:value="1.216">
            <text:p>1,21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.236">
            <text:p>1,236</text:p>
          </table:table-cell>
          <table:table-cell table:formula="of:=[.C39]*60+[.D39]" office:value-type="float" office:value="1.236">
            <text:p>1,236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.324">
            <text:p>1,324</text:p>
          </table:table-cell>
          <table:table-cell table:formula="of:=[.C40]*60+[.D40]" office:value-type="float" office:value="1.324">
            <text:p>1,32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8" table:formula="of:=AVERAGE([.E31:.E34])" office:value-type="float" office:value="1.272">
            <text:p>1,27</text:p>
          </table:table-cell>
          <table:table-cell table:style-name="ce9" office:value-type="string">
            <text:p>Média</text:p>
          </table:table-cell>
        </table:table-row>
      </table:table>
      <table:table table:name="mycp4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mycp4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0.872">
            <text:p>30,872</text:p>
          </table:table-cell>
          <table:table-cell table:formula="of:=[.C5]*60+[.D5]" office:value-type="float" office:value="90.872">
            <text:p>90,872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.105">
            <text:p>28,105</text:p>
          </table:table-cell>
          <table:table-cell table:formula="of:=[.C6]*60+[.D6]" office:value-type="float" office:value="88.105">
            <text:p>88,105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.631">
            <text:p>21,631</text:p>
          </table:table-cell>
          <table:table-cell table:formula="of:=[.C7]*60+[.D7]" office:value-type="float" office:value="81.631">
            <text:p>81,631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.638">
            <text:p>22,638</text:p>
          </table:table-cell>
          <table:table-cell table:formula="of:=[.C8]*60+[.D8]" office:value-type="float" office:value="82.638">
            <text:p>82,63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.503">
            <text:p>31,503</text:p>
          </table:table-cell>
          <table:table-cell table:formula="of:=[.C9]*60+[.D9]" office:value-type="float" office:value="91.503">
            <text:p>91,503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.954">
            <text:p>19,954</text:p>
          </table:table-cell>
          <table:table-cell table:formula="of:=[.C10]*60+[.D10]" office:value-type="float" office:value="79.954">
            <text:p>79,95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4.036">
            <text:p>34,036</text:p>
          </table:table-cell>
          <table:table-cell table:formula="of:=[.C11]*60+[.D11]" office:value-type="float" office:value="94.036">
            <text:p>94,036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.092">
            <text:p>25,092</text:p>
          </table:table-cell>
          <table:table-cell table:formula="of:=[.C12]*60+[.D12]" office:value-type="float" office:value="85.092">
            <text:p>85,09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5.773">
            <text:p>25,773</text:p>
          </table:table-cell>
          <table:table-cell table:formula="of:=[.C13]*60+[.D13]" office:value-type="float" office:value="85.773">
            <text:p>85,77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.007">
            <text:p>22,007</text:p>
          </table:table-cell>
          <table:table-cell table:formula="of:=[.C14]*60+[.D14]" office:value-type="float" office:value="82.007">
            <text:p>82,007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6" table:formula="of:=AVERAGE([.E5:.E8])" office:value-type="float" office:value="85.8115">
            <text:p>85,8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8">
            <text:p>0,78</text:p>
          </table:table-cell>
          <table:table-cell table:formula="of:=[.C18]*60+[.D18]" office:value-type="float" office:value="0.78">
            <text:p>0,7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808">
            <text:p>0,808</text:p>
          </table:table-cell>
          <table:table-cell table:formula="of:=[.C19]*60+[.D19]" office:value-type="float" office:value="0.808">
            <text:p>0,80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872">
            <text:p>0,872</text:p>
          </table:table-cell>
          <table:table-cell table:formula="of:=[.C20]*60+[.D20]" office:value-type="float" office:value="0.872">
            <text:p>0,87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784">
            <text:p>0,784</text:p>
          </table:table-cell>
          <table:table-cell table:formula="of:=[.C21]*60+[.D21]" office:value-type="float" office:value="0.784">
            <text:p>0,78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856">
            <text:p>0,856</text:p>
          </table:table-cell>
          <table:table-cell table:formula="of:=[.C22]*60+[.D22]" office:value-type="float" office:value="0.856">
            <text:p>0,85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48">
            <text:p>0,948</text:p>
          </table:table-cell>
          <table:table-cell table:formula="of:=[.C23]*60+[.D23]" office:value-type="float" office:value="0.948">
            <text:p>0,948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824">
            <text:p>0,824</text:p>
          </table:table-cell>
          <table:table-cell table:formula="of:=[.C24]*60+[.D24]" office:value-type="float" office:value="0.824">
            <text:p>0,82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88">
            <text:p>0,88</text:p>
          </table:table-cell>
          <table:table-cell table:formula="of:=[.C25]*60+[.D25]" office:value-type="float" office:value="0.88">
            <text:p>0,88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952">
            <text:p>0,952</text:p>
          </table:table-cell>
          <table:table-cell table:formula="of:=[.C26]*60+[.D26]" office:value-type="float" office:value="0.952">
            <text:p>0,952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748">
            <text:p>0,748</text:p>
          </table:table-cell>
          <table:table-cell table:formula="of:=[.C27]*60+[.D27]" office:value-type="float" office:value="0.748">
            <text:p>0,74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0" table:formula="of:=AVERAGE([.E18:.E21])" office:value-type="float" office:value="0.811">
            <text:p>0,811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4">
            <text:p>2,184</text:p>
          </table:table-cell>
          <table:table-cell table:formula="of:=[.C31]*60+[.D31]" office:value-type="float" office:value="2.184">
            <text:p>2,18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">
            <text:p>2,18</text:p>
          </table:table-cell>
          <table:table-cell table:formula="of:=[.C32]*60+[.D32]" office:value-type="float" office:value="2.18">
            <text:p>2,18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.216">
            <text:p>2,216</text:p>
          </table:table-cell>
          <table:table-cell table:formula="of:=[.C33]*60+[.D33]" office:value-type="float" office:value="2.216">
            <text:p>2,21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.248">
            <text:p>2,248</text:p>
          </table:table-cell>
          <table:table-cell table:formula="of:=[.C34]*60+[.D34]" office:value-type="float" office:value="2.248">
            <text:p>2,248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.224">
            <text:p>2,224</text:p>
          </table:table-cell>
          <table:table-cell table:formula="of:=[.C35]*60+[.D35]" office:value-type="float" office:value="2.224">
            <text:p>2,22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12">
            <text:p>2,12</text:p>
          </table:table-cell>
          <table:table-cell table:formula="of:=[.C36]*60+[.D36]" office:value-type="float" office:value="2.12">
            <text:p>2,1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.236">
            <text:p>2,236</text:p>
          </table:table-cell>
          <table:table-cell table:formula="of:=[.C37]*60+[.D37]" office:value-type="float" office:value="2.236">
            <text:p>2,236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12">
            <text:p>2,12</text:p>
          </table:table-cell>
          <table:table-cell table:formula="of:=[.C38]*60+[.D38]" office:value-type="float" office:value="2.12">
            <text:p>2,12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.108">
            <text:p>2,108</text:p>
          </table:table-cell>
          <table:table-cell table:formula="of:=[.C39]*60+[.D39]" office:value-type="float" office:value="2.108">
            <text:p>2,108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.324">
            <text:p>2,324</text:p>
          </table:table-cell>
          <table:table-cell table:formula="of:=[.C40]*60+[.D40]" office:value-type="float" office:value="2.324">
            <text:p>2,32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8" table:formula="of:=AVERAGE([.E31:.E34])" office:value-type="float" office:value="2.207">
            <text:p>2,21</text:p>
          </table:table-cell>
          <table:table-cell table:style-name="ce9" office:value-type="string">
            <text:p>Média</text:p>
          </table:table-cell>
        </table:table-row>
      </table:table>
      <table:table table:name="cp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>
            <text:p>cp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real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68">
            <text:p>0,368</text:p>
          </table:table-cell>
          <table:table-cell table:formula="of:=[.C5]*60+[.D5]" office:value-type="float" office:value="0.368">
            <text:p>0,368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76">
            <text:p>0,576</text:p>
          </table:table-cell>
          <table:table-cell table:formula="of:=[.C6]*60+[.D6]" office:value-type="float" office:value="0.576">
            <text:p>0,57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42">
            <text:p>0,342</text:p>
          </table:table-cell>
          <table:table-cell table:formula="of:=[.C7]*60+[.D7]" office:value-type="float" office:value="0.342">
            <text:p>0,34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335">
            <text:p>0,335</text:p>
          </table:table-cell>
          <table:table-cell table:formula="of:=[.C8]*60+[.D8]" office:value-type="float" office:value="0.335">
            <text:p>0,335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352">
            <text:p>0,352</text:p>
          </table:table-cell>
          <table:table-cell table:formula="of:=[.C9]*60+[.D9]" office:value-type="float" office:value="0.352">
            <text:p>0,35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4">
            <text:p>0,334</text:p>
          </table:table-cell>
          <table:table-cell table:formula="of:=[.C10]*60+[.D10]" office:value-type="float" office:value="0.334">
            <text:p>0,33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35">
            <text:p>0,335</text:p>
          </table:table-cell>
          <table:table-cell table:formula="of:=[.C11]*60+[.D11]" office:value-type="float" office:value="0.335">
            <text:p>0,335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51">
            <text:p>0,351</text:p>
          </table:table-cell>
          <table:table-cell table:formula="of:=[.C12]*60+[.D12]" office:value-type="float" office:value="0.351">
            <text:p>0,351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53">
            <text:p>0,353</text:p>
          </table:table-cell>
          <table:table-cell table:formula="of:=[.C13]*60+[.D13]" office:value-type="float" office:value="0.353">
            <text:p>0,35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58">
            <text:p>0,358</text:p>
          </table:table-cell>
          <table:table-cell table:formula="of:=[.C14]*60+[.D14]" office:value-type="float" office:value="0.358">
            <text:p>0,358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1" table:formula="of:=AVERAGE([.E5:.E8])" office:value-type="float" office:value="0.40525">
            <text:p>0,405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user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18]*60+[.D18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C19]*60+[.D1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.C20]*60+[.D2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C21]*60+[.D2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22]*60+[.D22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formula="of:=[.C23]*60+[.D23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4]*60+[.D24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C25]*60+[.D25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[.C26]*60+[.D26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27]*60+[.D27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2" table:formula="of:=AVERAGE([.E18:.E21])" office:value-type="float" office:value="0.001">
            <text:p>0,00100</text:p>
          </table:table-cell>
          <table:table-cell table:style-name="ce9" office:value-type="string">
            <text:p>Média</text:p>
          </table:table-cell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>
            <text:p>sys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sec</text:p>
          </table:table-cell>
          <table:table-cell table:style-name="ce2" office:value-type="string">
            <text:p>tot(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C31]*60+[.D31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2]*60+[.D32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3]*60+[.D33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4]*60+[.D34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5]*60+[.D35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6]*60+[.D36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[.C37]*60+[.D37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8]*60+[.D38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04">
            <text:p>0,004</text:p>
          </table:table-cell>
          <table:table-cell table:formula="of:=[.C39]*60+[.D39]" office:value-type="float" office:value="0.004">
            <text:p>0,004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0]*60+[.D40]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style-name="ce12" table:formula="of:=AVERAGE([.E31:.E34])" office:value-type="float" office:value="0.003">
            <text:p>0,00300</text:p>
          </table:table-cell>
          <table:table-cell table:style-name="ce9" office:value-type="string">
            <text:p>Média</text:p>
          </table:table-cell>
        </table:table-row>
      </table:table>
      <table:table table:name="Comparação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13"/>
        <table:table-column table:style-name="co1" table:default-cell-style-name="Default"/>
        <table:table-column table:style-name="co1" table:default-cell-style-name="ce18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>
            <text:p>real</text:p>
          </table:table-cell>
          <table:table-cell table:style-name="ce2" office:value-type="string">
            <text:p>user</text:p>
          </table:table-cell>
          <table:table-cell table:style-name="ce2" office:value-type="string">
            <text:p>sys</text:p>
          </table:table-cell>
        </table:table-row>
        <table:table-row table:style-name="ro1">
          <table:table-cell/>
          <table:table-cell office:value-type="string">
            <text:p>mycp1</text:p>
          </table:table-cell>
          <table:table-cell table:formula="of:=[$mycp1.$E$15]" office:value-type="float" office:value="22.9195">
            <text:p>22,9</text:p>
          </table:table-cell>
          <table:table-cell table:style-name="ce15" table:formula="of:=[$mycp1.$E$28]" office:value-type="float" office:value="0.011">
            <text:p>0,0110</text:p>
          </table:table-cell>
          <table:table-cell table:formula="of:=[$mycp1.$E$41]" office:value-type="float" office:value="1.175">
            <text:p>1,18</text:p>
          </table:table-cell>
        </table:table-row>
        <table:table-row table:style-name="ro1">
          <table:table-cell/>
          <table:table-cell office:value-type="string">
            <text:p>mycp2</text:p>
          </table:table-cell>
          <table:table-cell table:formula="of:=[$mycp2.$E$15]" office:value-type="float" office:value="17.38075">
            <text:p>17,4</text:p>
          </table:table-cell>
          <table:table-cell table:style-name="ce15" table:formula="of:=[$mycp2.$E$28]" office:value-type="float" office:value="0.024">
            <text:p>0,0240</text:p>
          </table:table-cell>
          <table:table-cell table:formula="of:=[$mycp2.$E$41]" office:value-type="float" office:value="1.265">
            <text:p>1,27</text:p>
          </table:table-cell>
        </table:table-row>
        <table:table-row table:style-name="ro1">
          <table:table-cell/>
          <table:table-cell office:value-type="string">
            <text:p>mycp3</text:p>
          </table:table-cell>
          <table:table-cell table:formula="of:=[$mycp3.$E$15]" office:value-type="float" office:value="18.04875">
            <text:p>18,0</text:p>
          </table:table-cell>
          <table:table-cell table:style-name="ce15" table:formula="of:=[$mycp3.$E$28]" office:value-type="float" office:value="0.024">
            <text:p>0,0240</text:p>
          </table:table-cell>
          <table:table-cell table:formula="of:=[$mycp3.$E$41]" office:value-type="float" office:value="1.272">
            <text:p>1,27</text:p>
          </table:table-cell>
        </table:table-row>
        <table:table-row table:style-name="ro1">
          <table:table-cell/>
          <table:table-cell office:value-type="string">
            <text:p>mycp4</text:p>
          </table:table-cell>
          <table:table-cell table:formula="of:=[$mycp4.$E$15]" office:value-type="float" office:value="85.8115">
            <text:p>85,8</text:p>
          </table:table-cell>
          <table:table-cell table:style-name="ce16" table:formula="of:=[$mycp4.$E$28]" office:value-type="float" office:value="0.811">
            <text:p>0,811</text:p>
          </table:table-cell>
          <table:table-cell table:formula="of:=[$mycp4.$E$41]" office:value-type="float" office:value="2.207">
            <text:p>2,21</text:p>
          </table:table-cell>
        </table:table-row>
        <table:table-row table:style-name="ro1">
          <table:table-cell/>
          <table:table-cell office:value-type="string">
            <text:p>cp</text:p>
          </table:table-cell>
          <table:table-cell table:style-name="ce14" table:formula="of:=[$cp.$E$15]" office:value-type="float" office:value="0.40525">
            <text:p>0,405</text:p>
          </table:table-cell>
          <table:table-cell table:style-name="ce17" table:formula="of:=[$cp.$E$28]" office:value-type="float" office:value="0.001">
            <text:p>0,00100</text:p>
          </table:table-cell>
          <table:table-cell table:style-name="ce17" table:formula="of:=[$cp.$E$41]" office:value-type="float" office:value="0.003">
            <text:p>0,003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Bitstream Vera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9">29/04/2011</text:date>, <text:time>04:00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Jurema</meta:initial-creator>
    <meta:creation-date>2011-04-28T23:44:02</meta:creation-date>
    <dc:date>2011-04-29T04:00:50</dc:date>
    <dc:creator>Fernando Jurema</dc:creator>
    <meta:editing-duration>PT1H35M11S</meta:editing-duration>
    <meta:editing-cycles>10</meta:editing-cycles>
    <meta:generator>BrOffice/3.3$Linux LibreOffice_project/330m19$Build-202</meta:generator>
    <meta:document-statistic meta:table-count="6" meta:cell-count="719" meta:object-count="0"/>
  </office:meta>
</office:document-meta>
</file>